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2">
      <style:paragraph-properties fo:margin-top="0cm" fo:margin-bottom="0cm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Компиляция и запуск приложения из командной строки</text:h>
      <text:list xml:id="list6100851306248125010" text:style-name="L1">
        <text:list-item>
          <text:p text:style-name="P4"><text:a xlink:type="simple" xlink:href="https://www.examclouds.com/ru/java/java-core-russian/java-javac#header1" text:style-name="Internet_20_link" text:visited-style-name="Visited_20_Internet_20_Link">Компиляция программ</text:a> </text:p>
        </text:list-item>
        <text:list-item>
          <text:p text:style-name="P4"><text:a xlink:type="simple" xlink:href="https://www.examclouds.com/ru/java/java-core-russian/java-javac#header2" text:style-name="Internet_20_link" text:visited-style-name="Visited_20_Internet_20_Link">Компиляция с помощью -d.</text:a> </text:p>
        </text:list-item>
        <text:list-item>
          <text:p text:style-name="P4"><text:a xlink:type="simple" xlink:href="https://www.examclouds.com/ru/java/java-core-russian/java-javac#header3" text:style-name="Internet_20_link" text:visited-style-name="Visited_20_Internet_20_Link">Запуск программы с помощью команды java.</text:a> </text:p>
        </text:list-item>
        <text:list-item>
          <text:p text:style-name="P4"><text:a xlink:type="simple" xlink:href="https://www.examclouds.com/ru/java/java-core-russian/java-javac#header4" text:style-name="Internet_20_link" text:visited-style-name="Visited_20_Internet_20_Link">Компиляция с помощью -sourcepath.</text:a> </text:p>
        </text:list-item>
        <text:list-item>
          <text:p text:style-name="P2"><text:a xlink:type="simple" xlink:href="https://www.examclouds.com/ru/java/java-core-russian/java-javac#header5" text:style-name="Internet_20_link" text:visited-style-name="Visited_20_Internet_20_Link">Ключевые моменты.</text:a> </text:p>
        </text:list-item>
      </text:list>
      <text:h text:style-name="Heading_20_2" text:outline-level="2"><text:bookmark text:name="header1"/>1. Компиляция программ</text:h>
      <text:p text:style-name="Text_20_body">Для компиляции программ из командной строки используется команда javac.</text:p>
      <text:p text:style-name="Text_20_body">Синтаксис javac: </text:p>
      <text:p text:style-name="P1"><text:span text:style-name="Source_20_Text">javac [ключи] [исходники]</text:span></text:p>
      <text:p text:style-name="Text_20_body">Чтобы получить список возможных ключей, выполните:</text:p>
      <text:p text:style-name="P1"><text:span text:style-name="Source_20_Text">javac –help</text:span></text:p>
      <text:p text:style-name="Text_20_body">Чтобы скомпилировать программу <text:span text:style-name="Source_20_Text">MyFirstApp</text:span>, запустите компилятор, указав имя исходного файла в командной строке следующим образом:</text:p>
      <text:p text:style-name="P1"><text:span text:style-name="Source_20_Text">javac MyFirstApp.java</text:span></text:p>
      <text:p text:style-name="Text_20_body">Компилятор javac создаст файл <text:span text:style-name="Source_20_Text">MyFirstApp.class</text:span>, содержащий версию байт-кода. </text:p>
      <text:p text:style-name="Text_20_body">В процессе компиляции исходного кода каждый отдельный класс помещается в собственный выходной файл, называемый по имени класса и получающий расширение <text:span text:style-name="Source_20_Text">.class</text:span>. </text:p>
      <text:h text:style-name="Heading_20_2" text:outline-level="2"><text:bookmark text:name="header2"/>2. Компиляция с помощью -d.</text:h>
      <text:p text:style-name="Text_20_body">По умолчанию компилятор записывает сгенерированный <text:span text:style-name="Source_20_Text"><text:span text:style-name="Emphasis">.</text:span></text:span><text:span text:style-name="Source_20_Text">class</text:span> в тот же каталог, где находится исходный класс <text:span text:style-name="Source_20_Text">.java</text:span>. Это хорошо для маленьких проектов, но при работе на больших проектах файлы <text:span text:style-name="Source_20_Text"><text:span text:style-name="Emphasis">.</text:span></text:span><text:span text:style-name="Source_20_Text">java</text:span> и<text:span text:style-name="Emphasis"> </text:span><text:span text:style-name="Source_20_Text"><text:span text:style-name="Emphasis">.</text:span></text:span><text:span text:style-name="Source_20_Text">class</text:span> должны храниться отдельно.</text:p>
      <text:p text:style-name="Text_20_body">Ключ -d позволяет указать компилятору, куда записывать сгенерированные <text:span text:style-name="Source_20_Text"><text:span text:style-name="Emphasis">.</text:span></text:span><text:span text:style-name="Source_20_Text">class</text:span> файлы<text:span text:style-name="Emphasis">.</text:span></text:p>
      <text:p text:style-name="Text_20_body">Например у нас есть такая структура папок:</text:p>
      <text:p text:style-name="Text_20_body"><text:soft-page-break/><draw:frame draw:style-name="fr1" draw:name="graphics1" text:anchor-type="as-char" svg:width="9.948cm" svg:height="6.244cm" draw:z-index="0"><draw:image xlink:href="https://static.examclouds.com/introduction/javac-example.png" xlink:type="simple" xlink:show="embed" xlink:actuate="onLoad"/><svg:title>Структура папок фото</svg:title></draw:frame>Следующая команда, выполненная из project1 папки сгенерирует файл <text:span text:style-name="Source_20_Text">MyFirstApp.class</text:span> и запишет его в папку classes<text:span text:style-name="Emphasis"> (</text:span>предполагаем, что <text:span text:style-name="Source_20_Text">MyFirstApp</text:span> не содержит оператора <text:span text:style-name="Source_20_Text">package</text:span>):</text:p>
      <text:p text:style-name="Preformatted_20_Text"><text:span text:style-name="Source_20_Text">cd project1</text:span></text:p>
      <text:p text:style-name="P1"><text:span text:style-name="Source_20_Text">javac -d classes src/MyFirstApp.java</text:span></text:p>
      <text:p text:style-name="Text_20_body">Теперь давайте рассмотрим пример компиляции класса <text:span text:style-name="Source_20_Text">com.company.lesson1.MyFirstApp</text:span>, находящегося в пакете <text:span text:style-name="Source_20_Text">com.company.lesson1</text:span>. Имеется такая структура каталогов:</text:p>
      <text:p text:style-name="Text_20_body"><draw:frame draw:style-name="fr1" draw:name="graphics2" text:anchor-type="as-char" svg:width="14.208cm" svg:height="5.715cm" draw:z-index="1"><draw:image xlink:href="https://static.examclouds.com/introduction/javac-example2.png" xlink:type="simple" xlink:show="embed" xlink:actuate="onLoad"/><svg:title>Структура папок фото</svg:title></draw:frame></text:p>
      <text:p text:style-name="Text_20_body">Следующая команда, выполненная из src каталога, сгенерирует файл <text:span text:style-name="Source_20_Text">MyFirstApp.class</text:span>, и запишет его в каталог classes/com/company/lesson1:</text:p>
      <text:p text:style-name="Preformatted_20_Text"><text:span text:style-name="Source_20_Text">cd myProject/src</text:span></text:p>
      <text:p text:style-name="P1"><text:span text:style-name="Source_20_Text">javac -d ../classes com/company/lesson1/MyFirstApp.java</text:span></text:p>
      <text:p text:style-name="Text_20_body">Если каталог classes/com/company/lesson1 не существует, то он будет создан при компиляции.</text:p>
      <text:p text:style-name="Text_20_body">Если же не существует каталог classes, то вы получите ошибку компиляции.   </text:p>
      <text:h text:style-name="Heading_20_2" text:outline-level="2"><text:bookmark text:name="header3"/>3. Запуск программы с помощью команды java.</text:h>
      <text:p text:style-name="Text_20_body">Чтобы выполнить программу из командной строки, следует воспользоваться загрузчиком приложений Jаvа, который называется java.</text:p>
      <text:p text:style-name="Text_20_body">Синтаксис java:</text:p>
      <text:p text:style-name="P1"><text:soft-page-break/><text:span text:style-name="Source_20_Text">java [ключи] класс [аргументы]</text:span></text:p>
      <text:p text:style-name="Text_20_body">Для получения списка возможных ключей, выполните:</text:p>
      <text:p text:style-name="P1"><text:span text:style-name="Source_20_Text">java –help</text:span></text:p>
      <text:p text:style-name="Text_20_body">Чтобы выполнить программу, передадим имя класса <text:span text:style-name="Source_20_Text">MyFirstApp</text:span> (предполагаем, что <text:span text:style-name="Source_20_Text">MyFirstApp</text:span> не содержит оператора <text:span text:style-name="Source_20_Text">package</text:span>) в качестве аргумента командной строки:</text:p>
      <text:p text:style-name="P1"><text:span text:style-name="Source_20_Text">java MyFirstApp</text:span></text:p>
      <text:p text:style-name="Text_20_body">Если класс <text:span text:style-name="Source_20_Text">MyFirstApp</text:span> находится в пакете, то выполняем команду:</text:p>
      <text:p text:style-name="P1"><text:span text:style-name="Source_20_Text">java com.company.lesson1.MyFirstApp</text:span></text:p>
      <text:p text:style-name="Text_20_body">Стоит заметить, что при запуске программы указывается только один класс без расширения <text:span text:style-name="Source_20_Text">.class</text:span>.</text:p>
      <text:h text:style-name="Heading_20_2" text:outline-level="2"><text:bookmark text:name="header4"/>4. Компиляция с помощью -sourcepath</text:h>
      <text:p text:style-name="Text_20_body">Рассмотрим пример, в котором имеется два класса находящихся в разных пакетах - <text:span text:style-name="Source_20_Text">first.Example1</text:span> и <text:span text:style-name="Source_20_Text">second.Example2</text:span>. Класс <text:span text:style-name="Source_20_Text">first.Example1</text:span> создает экземпляр объекта <text:span text:style-name="Source_20_Text">second.Example2</text:span>:</text:p>
      <text:p text:style-name="Preformatted_20_Text"><text:span text:style-name="Source_20_Text">package first;</text:span></text:p>
      <text:p text:style-name="Preformatted_20_Text"/>
      <text:p text:style-name="Preformatted_20_Text"><text:span text:style-name="Source_20_Text">import second.Example2;</text:span></text:p>
      <text:p text:style-name="Preformatted_20_Text"/>
      <text:p text:style-name="Preformatted_20_Text"><text:span text:style-name="Source_20_Text">public class Example1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Example2 example2 = new Example2();</text:span></text:p>
      <text:p text:style-name="Preformatted_20_Text"><text:span text:style-name="Source_20_Text"><text:s text:c="8"/>System.out.print("Done!"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ackage second;</text:span></text:p>
      <text:p text:style-name="Preformatted_20_Text"/>
      <text:p text:style-name="Preformatted_20_Text"><text:span text:style-name="Source_20_Text">public class Example2 {</text:span></text:p>
      <text:p text:style-name="P1"><text:span text:style-name="Source_20_Text">}</text:span></text:p>
      <text:p text:style-name="Text_20_body">И имеется следующая структура каталогов:</text:p>
      <text:p text:style-name="Text_20_body"><draw:frame draw:style-name="fr1" draw:name="graphics3" text:anchor-type="as-char" svg:width="5.424cm" svg:height="3.413cm" draw:z-index="2"><draw:image xlink:href="https://static.examclouds.com/introduction/example1.png" xlink:type="simple" xlink:show="embed" xlink:actuate="onLoad"/><svg:title>Структура каталогов фото</svg:title></draw:frame></text:p>
      <text:p text:style-name="Text_20_body">Давайте попробуем скомпилировать <text:span text:style-name="Source_20_Text">Example1.java</text:span> так, как делали это ранее:</text:p>
      <text:p text:style-name="Preformatted_20_Text"><text:span text:style-name="Source_20_Text">cd project1</text:span></text:p>
      <text:p text:style-name="P1"><text:span text:style-name="Source_20_Text">javac –d classes <text:s/>src/first/Example1.java</text:span></text:p>
      <text:p text:style-name="Text_20_body"><text:soft-page-break/>Результат компиляции:</text:p>
      <text:p text:style-name="Preformatted_20_Text"><text:span text:style-name="Source_20_Text">src\first\Example1.java:9: error: package second does not exist</text:span></text:p>
      <text:p text:style-name="Preformatted_20_Text"><text:span text:style-name="Source_20_Text"><text:s text:c="8"/>second.Example2 example2 = new second.Example2();</text:span></text:p>
      <text:p text:style-name="Preformatted_20_Text"><text:span text:style-name="Source_20_Text"><text:s text:c="10"/>^</text:span></text:p>
      <text:p text:style-name="Preformatted_20_Text"><text:span text:style-name="Source_20_Text">src\first\Example1.java:9: error: package second does not exist</text:span></text:p>
      <text:p text:style-name="Preformatted_20_Text"><text:span text:style-name="Source_20_Text"><text:s text:c="8"/>second.Example2 example2 = new second.Example2();</text:span></text:p>
      <text:p text:style-name="Preformatted_20_Text"><text:span text:style-name="Source_20_Text"><text:s text:c="37"/>^</text:span></text:p>
      <text:p text:style-name="P1"><text:span text:style-name="Source_20_Text">2 errors</text:span></text:p>
      <text:p text:style-name="Text_20_body">Ошибки произошли из-за того, что хотя javac и знал, где найти <text:span text:style-name="Source_20_Text">Example1.java</text:span>, но он не знал, где находится <text:span text:style-name="Source_20_Text">Example2.java</text:span>. Для решения этой проблемы используется ключ <text:span text:style-name="Source_20_Text">sourcepath</text:span>, который указывает каталоги, в которых компилятор должен искать иерархию исходных файлов. В нашем случае это src. Перепишем строку компиляции:</text:p>
      <text:p text:style-name="P1"><text:span text:style-name="Source_20_Text">javac -d classes -sourcepath src src/first/Example1.java</text:span></text:p>
      <text:p text:style-name="Text_20_body">Теперь программа компилируется без ошибок. Следует обратить внимание, что <text:span text:style-name="Source_20_Text">javac</text:span> также скомпилировал файл <text:span text:style-name="Source_20_Text">Example2.java</text:span>, на который ссылается скомпилированный файл <text:span text:style-name="Source_20_Text">Example1.java</text:span>.</text:p>
      <text:p text:style-name="Text_20_body">Ключ <text:span text:style-name="Source_20_Text">sourcepath</text:span> может содержать несколько каталогов, отделенных точкой с запятой, хотя обычно в этом нет необходимости. Например, если нужно включить как локальный каталог src, так и каталог C:\projects\anotherproject\src, где хранится исходный код для другого проекта, то используем следующую команду:</text:p>
      <text:p text:style-name="Preformatted_20_Text"><text:span text:style-name="Source_20_Text">javac -d classes -sourcepath src;C:\projects\anotherproject\src</text:span></text:p>
      <text:p text:style-name="P1"><text:span text:style-name="Source_20_Text">src/first/Example1.java</text:span></text:p>
      <text:p text:style-name="Text_20_body">Стоит заметить, что данная команда не компилирует каждый файл, найденный в какой-либо из этих иерархий. Она компилирует только файлы, на которые прямо или косвенно ссылается единичный файл <text:span text:style-name="Source_20_Text">.java</text:span>, который мы компилируем.</text:p>
      <text:h text:style-name="Heading_20_2" text:outline-level="2"><text:bookmark text:name="header5"/>5. Ключевые моменты</text:h>
      <text:list xml:id="list3857937570048496574" text:style-name="L2">
        <text:list-item>
          <text:p text:style-name="P5">В процессе компиляции исходного кода каждый отдельный класс помещается в собственный выходной файл, называемый по имени класса и получающий расширение <text:span text:style-name="Source_20_Text">.class</text:span>. </text:p>
        </text:list-item>
        <text:list-item>
          <text:p text:style-name="P5">По умолчанию компилятор записывает сгенерированный <text:span text:style-name="Source_20_Text">.class</text:span> в тот же каталог, где находится исходный класс <text:span text:style-name="Source_20_Text">.java</text:span>. </text:p>
        </text:list-item>
        <text:list-item>
          <text:p text:style-name="P5">Ключ <text:span text:style-name="Source_20_Text">-d</text:span> указывает компилятору, куда записывать сгенерированные <text:span text:style-name="Source_20_Text">.class</text:span> файлы. </text:p>
        </text:list-item>
        <text:list-item>
          <text:p text:style-name="P5">При компиляции могут быть созданы отсутствующие каталоги соответствующие пакету компилируемого класса. </text:p>
        </text:list-item>
        <text:list-item>
          <text:p text:style-name="P5">Если в ключе <text:span text:style-name="Source_20_Text">-d</text:span> указан не существующий каталог (не соответствующий пакету компилируемого класса), будет выброшена ошибка компиляции. </text:p>
        </text:list-item>
        <text:list-item>
          <text:p text:style-name="P5">При запуске программы указывается только один класс без расширения <text:span text:style-name="Source_20_Text">.class</text:span>. </text:p>
        </text:list-item>
        <text:list-item>
          <text:p text:style-name="P5">Ключ<text:span text:style-name="Source_20_Text"> -sourcepath</text:span> указывает каталоги, в которых компилятор должен искать иерархию исходных файлов. </text:p>
        </text:list-item>
        <text:list-item>
          <text:p text:style-name="P5">Ключ <text:span text:style-name="Source_20_Text">-sourcepath</text:span> может содержать несколько каталогов, разделенных точкой с запятой. </text:p>
        </text:list-item>
        <text:list-item>
          <text:p text:style-name="P3"><text:span text:style-name="Source_20_Text">-sourcepath</text:span> и <text:span text:style-name="Source_20_Text">-d</text:span> могут содержать относительные и абсолютные пути. 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nos" fo:font-size="24pt" fo:font-weight="bold" style:font-name-asian="DejaVu Sans Condensed" style:font-size-asian="24pt" style:font-weight-asian="bold" style:font-name-complex="DejaVu Sans Condensed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nos" fo:font-size="18pt" fo:font-weight="bold" style:font-name-asian="DejaVu Sans Condensed" style:font-size-asian="18pt" style:font-weight-asian="bold" style:font-name-complex="DejaVu Sans Condense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1T15:25:44</meta:creation-date>
    <meta:document-statistic meta:table-count="0" meta:image-count="3" meta:object-count="0" meta:page-count="5" meta:paragraph-count="84" meta:word-count="700" meta:character-count="5574"/>
    <meta:editing-duration>P0D</meta:editing-duration>
    <meta:editing-cycles>1</meta:editing-cycles>
    <meta:generator>OpenOffice/4.1.7$FreeBSD/amd64 OpenOffice.org_project/417m1$Build-9800</meta:generator>
  </office:meta>
</office:document-meta>
</file>